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/>
    </style:style>
    <style:style style:name="P2" style:family="paragraph" style:parent-style-name="Standard">
      <style:text-properties style:font-name="Arial1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Text_20_body">
      <style:text-properties style:font-name="Arial1" fo:font-size="10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eppermint Bark</text:p>
      <text:p text:style-name="Standard"/>
      <text:p text:style-name="Standard"/>
      <text:p text:style-name="Standard"/>
      <text:section text:style-name="Sect1" text:name="yiv792146198">
        <text:p text:style-name="P3">1 cup crushed candy canes (or peppermint candy)</text:p>
        <text:p text:style-name="P3">2 pounds white chocolate</text:p>
        <text:p text:style-name="P3">Peppermint flavoring, optional</text:p>
        <text:p text:style-name="P3"/>
        <text:p text:style-name="P3"/>
        <text:p text:style-name="P3">Melt chocolate in a double-boiler. <text:s/>Add crushed candy to melted chocolate (add peppermint flavoring at this point, if desired). <text:s/>Pour mixture onto a cookie sheet layered with parchment paper or waxed paper and place in the refrigerator for 45 minutes or until firm. <text:s/>Remove the cookie sheet and break into pieces (like peanut brittle)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12-31T16:38:17</meta:creation-date>
    <meta:document-statistic meta:table-count="0" meta:image-count="0" meta:object-count="0" meta:page-count="1" meta:paragraph-count="5" meta:word-count="71" meta:character-count="450"/>
    <dc:date>2010-12-31T16:40:31</dc:date>
    <dc:creator>robertm </dc:creator>
    <meta:editing-duration>PT00H02M16S</meta:editing-duration>
    <meta:editing-cycles>1</meta:editing-cycles>
    <meta:generator>OpenOffice.org/3.1$Unix OpenOffice.org_project/310m19$Build-9420</meta:generator>
  </office:meta>
</office:document-meta>
</file>